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4.206875cm" style:use-optimal-column-width="true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5.794375cm" style:use-optimal-column-width="true"/>
    </style:style>
    <style:style style:name="co5" style:family="table-column">
      <style:table-column-properties fo:break-before="auto" style:column-width="5.423958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31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Data i Produkt</text:p>
          </table:table-cell>
          <table:table-cell office:value-type="string" table:style-name="ce1">
            <text:p>Numer Zamówienia</text:p>
          </table:table-cell>
          <table:table-cell office:value-type="string" table:style-name="ce1">
            <text:p>Cena Zamówien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zarn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zarlotk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zarna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4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tte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tte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zarlotka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ma końcowa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03T12:13:34Z</meta:creation-date>
    <dc:date>2017-12-11T00:05:39Z</dc:date>
  </office:meta>
</office:document-meta>
</file>